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0f41" officeooo:paragraph-rsid="00170f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ítulo</text:p>
      <text:p text:style-name="P1"/>
      <text:p text:style-name="Subtitle">Subtítulo</text:p>
      <text:p text:style-name="P1"/>
      <text:h text:style-name="Heading_20_1" text:outline-level="1">Encabezado 1</text:h>
      <text:p text:style-name="P1"/>
      <text:h text:style-name="Heading_20_2" text:outline-level="2">Encabezado 2</text:h>
      <text:p text:style-name="P1"/>
      <text:h text:style-name="Heading_20_3" text:outline-level="3">Encabezado 3</text:h>
      <text:p text:style-name="P1"/>
      <text:h text:style-name="Heading_20_4" text:outline-level="4">Encabezado 4</text:h>
      <text:p text:style-name="P1"/>
      <text:p text:style-name="P1"/>
      <text:p text:style-name="P1">Texto normal texto normal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ristian Segura</meta:initial-creator>
    <meta:creation-date>2025-03-15T13:55:04.253000000</meta:creation-date>
    <meta:generator>LibreOffice/24.8.5.2$Windows_X86_64 LibreOffice_project/fddf2685c70b461e7832239a0162a77216259f22</meta:generator>
    <dc:date>2025-03-15T13:57:21.232000000</dc:date>
    <dc:creator>Cristian Segura</dc:creator>
    <meta:editing-duration>PT2M17S</meta:editing-duration>
    <meta:editing-cycles>1</meta:editing-cycles>
    <meta:document-statistic meta:table-count="0" meta:image-count="0" meta:object-count="0" meta:page-count="1" meta:paragraph-count="7" meta:word-count="14" meta:character-count="89" meta:non-whitespace-character-count="81"/>
  </office:meta>
</office:document-meta>
</file>